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ffff00"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bold"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bold"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bold"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bold"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bold"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bold"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bold"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bold"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bold"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bold"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bold"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00ff00" style:use-window-font-color="true"/>
    </style:style>
    <style:style style:name="T68" style:family="text">
      <style:text-properties fo:font-size="12.00pt" fo:font-weight="bold" fo:font-family="'Times New Roman'" style:font-family-asian="'Times New Roman'" style:font-family-complex="'Times New Roman'" fo:background-color="#00ff00" style:use-window-font-color="true"/>
    </style:style>
    <style:style style:name="T69" style:family="text">
      <style:text-properties fo:font-size="12.00pt" fo:font-weight="normal" fo:font-family="'Times New Roman'" style:font-family-asian="'Times New Roman'" style:font-family-complex="'Times New Roman'" fo:background-color="#00ff00" style:use-window-font-color="true"/>
    </style:style>
    <style:style style:name="T70" style:family="text">
      <style:text-properties fo:font-size="12.00pt" fo:font-weight="bold" fo:font-family="'Times New Roman'" style:font-family-asian="'Times New Roman'" style:font-family-complex="'Times New Roman'" fo:background-color="#00ff00" style:use-window-font-color="true"/>
    </style:style>
    <style:style style:name="T71" style:family="text">
      <style:text-properties fo:font-size="12.00pt" fo:font-weight="normal" fo:font-family="'Times New Roman'" style:font-family-asian="'Times New Roman'" style:font-family-complex="'Times New Roman'" fo:background-color="#00ff00"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bold"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2.00pt" fo:font-weight="bold"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bold" fo:font-family="'Times New Roman'" style:font-family-asian="'Times New Roman'" style:font-family-complex="'Times New Roman'"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bold" fo:font-family="'Times New Roman'" style:font-family-asian="'Times New Roman'" style:font-family-complex="'Times New Roman'"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bold"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bold"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bold"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bold"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bold"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2.00pt" fo:font-weight="bold" fo:font-family="'Times New Roman'" style:font-family-asian="'Times New Roman'" style:font-family-complex="'Times New Roman'"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bold" fo:font-family="'Times New Roman'" style:font-family-asian="'Times New Roman'" style:font-family-complex="'Times New Roman'"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2.00pt" fo:font-weight="bold" fo:font-family="'Times New Roman'" style:font-family-asian="'Times New Roman'" style:font-family-complex="'Times New Roman'"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2.00pt" fo:font-weight="bold"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bold" fo:font-family="'Times New Roman'" style:font-family-asian="'Times New Roman'" style:font-family-complex="'Times New Roman'"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2.00pt" fo:font-weight="bold" fo:font-family="'Times New Roman'" style:font-family-asian="'Times New Roman'" style:font-family-complex="'Times New Roman'"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2.00pt" fo:font-weight="bold" fo:font-family="'Times New Roman'" style:font-family-asian="'Times New Roman'" style:font-family-complex="'Times New Roman'"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2.00pt" fo:font-weight="bold" fo:font-family="'Times New Roman'" style:font-family-asian="'Times New Roman'" style:font-family-complex="'Times New Roman'"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2.00pt" fo:font-weight="bold" fo:font-family="'Times New Roman'" style:font-family-asian="'Times New Roman'" style:font-family-complex="'Times New Roman'"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2.00pt" fo:font-weight="bold" fo:font-family="'Times New Roman'" style:font-family-asian="'Times New Roman'" style:font-family-complex="'Times New Roman'"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13" style:family="text">
      <style:text-properties fo:font-size="12.00pt" fo:font-weight="bold" fo:font-family="'Times New Roman'" style:font-family-asian="'Times New Roman'" style:font-family-complex="'Times New Roman'"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2.00pt" fo:font-weight="bold" fo:font-family="'Times New Roman'" style:font-family-asian="'Times New Roman'" style:font-family-complex="'Times New Roman'"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2.00pt" fo:font-weight="bold" fo:font-family="'Times New Roman'" style:font-family-asian="'Times New Roman'" style:font-family-complex="'Times New Roman'"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2.00pt" style:text-position="super" fo:font-weight="normal" fo:font-family="'Times New Roman'" style:font-family-asian="'Times New Roman'" style:font-family-complex="'Times New Roman'"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2.00pt" fo:font-weight="bold" fo:font-family="'Times New Roman'" style:font-family-asian="'Times New Roman'" style:font-family-complex="'Times New Roman'"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2.00pt" fo:font-weight="bold"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2.00pt" fo:font-weight="bold" fo:font-family="'Times New Roman'" style:font-family-asian="'Times New Roman'" style:font-family-complex="'Times New Roman'"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2.00pt" fo:font-weight="bold" fo:font-family="'Times New Roman'" style:font-family-asian="'Times New Roman'" style:font-family-complex="'Times New Roman'"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2.00pt" fo:font-weight="bold" fo:font-family="'Times New Roman'" style:font-family-asian="'Times New Roman'" style:font-family-complex="'Times New Roman'"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2.00pt" fo:font-weight="bold" fo:font-family="'Times New Roman'" style:font-family-asian="'Times New Roman'" style:font-family-complex="'Times New Roman'"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2.00pt" fo:font-weight="bold" fo:font-family="'Times New Roman'" style:font-family-asian="'Times New Roman'" style:font-family-complex="'Times New Roman'"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2.00pt" fo:font-weight="bold" fo:font-family="'Times New Roman'" style:font-family-asian="'Times New Roman'" style:font-family-complex="'Times New Roman'"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fo:color="#000000"/>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Times New Roman'" style:font-family-asian="'Times New Roman'" style:font-family-complex="'Times New Roman'" fo:background-color="transparent" fo:color="#000000"/>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ffff00"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2.00pt" fo:font-weight="normal" fo:font-family="'Times New Roman'" style:font-family-asian="'Times New Roman'" style:font-family-complex="'Times New Roman'" fo:background-color="#ffff00" style:use-window-font-color="true"/>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2.00pt" fo:font-weight="normal" fo:font-family="'Times New Roman'" style:font-family-asian="'Times New Roman'" style:font-family-complex="'Times New Roman'" fo:background-color="#ffff00" style:use-window-font-color="true"/>
    </style:style>
    <style:style style:name="T155" style:family="text">
      <style:text-properties fo:font-size="12.00pt" fo:font-weight="normal" fo:font-family="'Times New Roman'" style:font-family-asian="'Times New Roman'" style:font-family-complex="'Times New Roman'" fo:background-color="transparent" style:use-window-font-color="true"/>
    </style:style>
    <style:style style:name="T15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57" style:family="text">
      <style:text-properties fo:font-size="12.00pt" fo:font-weight="normal" fo:font-family="'Times New Roman'" style:font-family-asian="'Times New Roman'" style:font-family-complex="'Times New Roman'" fo:background-color="transparent" style:use-window-font-color="true"/>
    </style:style>
    <style:style style:name="T158" style:family="text">
      <style:text-properties fo:font-size="12.00pt" fo:font-weight="bold" fo:font-family="'Times New Roman'" style:font-family-asian="'Times New Roman'" style:font-family-complex="'Times New Roman'" fo:background-color="transparent" style:use-window-font-color="true" fo:text-transform="uppercase"/>
    </style:style>
    <style:style style:name="T159" style:family="text">
      <style:text-properties fo:font-size="12.00pt" fo:font-weight="normal" fo:font-family="'Times New Roman'" style:font-family-asian="'Times New Roman'" style:font-family-complex="'Times New Roman'" fo:background-color="#ffff00" style:use-window-font-color="true"/>
    </style:style>
    <style:style style:name="T160" style:family="text">
      <style:text-properties fo:font-size="12.00pt" fo:font-weight="bold" fo:font-family="'Times New Roman'" style:font-family-asian="'Times New Roman'" style:font-family-complex="'Times New Roman'" fo:background-color="transparent" style:use-window-font-color="true"/>
    </style:style>
    <style:style style:name="T161" style:family="text">
      <style:text-properties fo:font-size="12.00pt" fo:font-weight="bold" fo:font-family="'Times New Roman'" style:font-family-asian="'Times New Roman'" style:font-family-complex="'Times New Roman'" fo:background-color="transparent" style:use-window-font-color="true" fo:text-transform="uppercase"/>
    </style:style>
    <style:style style:name="T162" style:family="text">
      <style:text-properties fo:font-size="12.00pt" fo:font-weight="normal" fo:font-family="'Times New Roman'" style:font-family-asian="'Times New Roman'" style:font-family-complex="'Times New Roman'" fo:background-color="#ffff00"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2.00pt" fo:font-weight="bold" fo:font-family="'Times New Roman'" style:font-family-asian="'Times New Roman'" style:font-family-complex="'Times New Roman'" fo:background-color="transparent" style:use-window-font-color="true"/>
    </style:style>
    <style:style style:name="T165" style:family="text">
      <style:text-properties fo:font-size="12.00pt" fo:font-weight="bold" fo:font-family="'Times New Roman'" style:font-family-asian="'Times New Roman'" style:font-family-complex="'Times New Roman'" fo:background-color="transparent" style:use-window-font-color="true" fo:text-transform="uppercase"/>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2.00pt" fo:font-weight="bold" fo:font-family="'Times New Roman'" style:font-family-asian="'Times New Roman'" style:font-family-complex="'Times New Roman'" fo:background-color="transparent" style:use-window-font-color="true"/>
    </style:style>
    <style:style style:name="T168" style:family="text">
      <style:text-properties fo:font-size="12.00pt" fo:font-weight="bold" fo:font-family="'Times New Roman'" style:font-family-asian="'Times New Roman'" style:font-family-complex="'Times New Roman'" fo:background-color="transparent" style:use-window-font-color="true" fo:text-transform="uppercas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ffff00"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2.00pt" fo:font-weight="bold" fo:font-family="'Times New Roman'" style:font-family-asian="'Times New Roman'" style:font-family-complex="'Times New Roman'" fo:background-color="transparent" style:use-window-font-color="true"/>
    </style:style>
    <style:style style:name="T173" style:family="text">
      <style:text-properties fo:font-size="12.00pt" fo:font-weight="bold" fo:font-family="'Times New Roman'" style:font-family-asian="'Times New Roman'" style:font-family-complex="'Times New Roman'" fo:background-color="transparent" style:use-window-font-color="true" fo:text-transform="uppercase"/>
    </style:style>
    <style:style style:name="T174" style:family="text">
      <style:text-properties fo:font-size="12.00pt" fo:font-weight="normal" fo:font-family="'Times New Roman'" style:font-family-asian="'Times New Roman'" style:font-family-complex="'Times New Roman'" fo:background-color="transparent" style:use-window-font-color="true"/>
    </style:style>
    <style:style style:name="T175" style:family="text">
      <style:text-properties fo:font-size="12.00pt" fo:font-weight="bold" fo:font-family="'Times New Roman'" style:font-family-asian="'Times New Roman'" style:font-family-complex="'Times New Roman'" fo:background-color="transparent" style:use-window-font-color="true"/>
    </style:style>
    <style:style style:name="T176" style:family="text">
      <style:text-properties fo:font-size="12.00pt" fo:font-weight="normal" fo:font-family="'Times New Roman'" style:font-family-asian="'Times New Roman'" style:font-family-complex="'Times New Roman'"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ffff00" style:use-window-font-color="true"/>
    </style:style>
    <style:style style:name="T178" style:family="text">
      <style:text-properties fo:font-size="12.00pt" fo:font-weight="normal" fo:font-family="'Times New Roman'" style:font-family-asian="'Times New Roman'" style:font-family-complex="'Times New Roman'"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normal" fo:font-family="'Times New Roman'" style:font-family-asian="'Times New Roman'" style:font-family-complex="'Times New Roman'" fo:background-color="transparent" fo:color="#000000"/>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Times New Roman'" style:font-family-asian="'Times New Roman'" style:font-family-complex="'Times New Roman'" fo:background-color="transparent" fo:color="#000000"/>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normal" fo:font-family="'Times New Roman'" style:font-family-asian="'Times New Roman'" style:font-family-complex="'Times New Roman'" fo:background-color="transparent" style:use-window-font-color="true"/>
    </style:style>
    <style:style style:name="T185" style:family="text">
      <style:text-properties fo:font-size="12.00pt" fo:font-weight="bold" fo:font-family="'Times New Roman'" style:font-family-asian="'Times New Roman'" style:font-family-complex="'Times New Roman'" fo:background-color="transparent" style:use-window-font-color="true"/>
    </style:style>
    <style:style style:name="T18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style:use-window-font-color="true"/>
    </style:style>
    <style:style style:name="T188" style:family="text">
      <style:text-properties fo:font-size="12.00pt" fo:font-weight="bold" fo:font-family="'Times New Roman'" style:font-family-asian="'Times New Roman'" style:font-family-complex="'Times New Roman'" fo:background-color="transparent" style:use-window-font-color="true"/>
    </style:style>
    <style:style style:name="T18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text:list-style style:name="L1">
      <text:list-level-style-bullet text:level="1" text:bullet-char="•">
        <style:list-level-properties text:space-before="0.00pt" text:min-label-width="18.00pt"/>
        <style:text-properties fo:font-family="Symbol"/>
      </text:list-level-style-bullet>
    </text:list-style>
    <style:style style:name="P1" style:family="paragraph">
      <style:paragraph-properties fo:line-height="100.00%" fo:text-align="center" fo:margin-left="-18.00pt" fo:text-indent="18.00pt" fo:margin-bottom="12.00pt">
        <style:tab-stops>
          <style:tab-stop style:position="18.00pt"/>
        </style:tab-stops>
      </style:paragraph-properties>
    </style:style>
    <style:style style:name="P2" style:family="paragraph">
      <style:paragraph-properties fo:line-height="100.00%" fo:text-align="justify" fo:margin-left="-18.00pt" fo:text-indent="18.00pt" fo:margin-bottom="12.00pt">
        <style:tab-stops>
          <style:tab-stop style:position="18.00pt"/>
        </style:tab-stops>
      </style:paragraph-properties>
    </style:style>
    <style:style style:name="P3" style:family="paragraph">
      <style:paragraph-properties fo:line-height="100.00%" fo:text-align="justify"/>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justify" fo:margin-left="-18.00pt" fo:text-indent="18.00pt" fo:margin-bottom="12.00pt">
        <style:tab-stops>
          <style:tab-stop style:position="18.00pt"/>
        </style:tab-stops>
      </style:paragraph-properties>
    </style:style>
    <style:style style:name="P5" style:family="paragraph">
      <style:paragraph-properties fo:line-height="100.00%" fo:text-align="justify" fo:margin-left="-18.00pt" fo:text-indent="54.00pt" fo:margin-bottom="12.00pt">
        <style:tab-stops>
          <style:tab-stop style:position="67.50pt"/>
          <style:tab-stop style:position="54.00pt"/>
        </style:tab-stops>
      </style:paragraph-properties>
    </style:style>
    <style:style style:name="P6" style:family="paragraph">
      <style:paragraph-properties fo:line-height="100.00%" fo:text-align="justify" fo:margin-left="-18.00pt" fo:text-indent="18.00pt" fo:margin-bottom="12.00pt">
        <style:tab-stops>
          <style:tab-stop style:position="18.00pt"/>
        </style:tab-stops>
      </style:paragraph-properties>
    </style:style>
    <style:style style:name="P7" style:family="paragraph">
      <style:paragraph-properties fo:line-height="100.00%" fo:text-align="justify" fo:margin-left="-18.00pt" fo:text-indent="54.00pt" fo:margin-bottom="12.00pt">
        <style:tab-stops>
          <style:tab-stop style:position="67.50pt"/>
          <style:tab-stop style:position="54.00pt"/>
        </style:tab-stops>
      </style:paragraph-properties>
    </style:style>
    <style:style style:name="P8" style:family="paragraph">
      <style:paragraph-properties fo:line-height="100.00%" fo:text-align="justify" fo:margin-left="-18.00pt" fo:text-indent="18.00pt" fo:margin-bottom="12.00pt">
        <style:tab-stops>
          <style:tab-stop style:position="18.00pt"/>
        </style:tab-stops>
      </style:paragraph-properties>
    </style:style>
    <style:style style:name="P9" style:family="paragraph">
      <style:paragraph-properties fo:line-height="100.00%" fo:text-align="justify" fo:margin-left="-18.00pt" fo:text-indent="54.00pt" fo:margin-bottom="12.00pt">
        <style:tab-stops>
          <style:tab-stop style:position="67.50pt"/>
          <style:tab-stop style:position="54.00pt"/>
        </style:tab-stops>
      </style:paragraph-properties>
    </style:style>
    <style:style style:name="P10" style:family="paragraph">
      <style:paragraph-properties fo:line-height="100.00%" fo:text-align="justify" fo:margin-left="-18.00pt" fo:text-indent="54.00pt" fo:margin-bottom="12.00pt">
        <style:tab-stops>
          <style:tab-stop style:position="54.00pt"/>
          <style:tab-stop style:position="36.00pt"/>
          <style:tab-stop style:position="72.00pt"/>
          <style:tab-stop style:position="108.00pt"/>
          <style:tab-stop style:position="144.00pt"/>
          <style:tab-stop style:position="166.50pt"/>
        </style:tab-stops>
      </style:paragraph-properties>
    </style:style>
    <style:style style:name="P11" style:family="paragraph">
      <style:paragraph-properties fo:line-height="100.00%" fo:text-align="justify" fo:margin-left="-18.00pt" fo:text-indent="18.00pt" fo:margin-bottom="12.00pt">
        <style:tab-stops>
          <style:tab-stop style:position="18.00pt"/>
        </style:tab-stops>
      </style:paragraph-properties>
    </style:style>
    <style:style style:name="P12" style:family="paragraph">
      <style:paragraph-properties fo:line-height="100.00%" fo:text-align="justify" fo:margin-left="-18.00pt" fo:text-indent="54.00pt" fo:margin-bottom="12.00pt">
        <style:tab-stops>
          <style:tab-stop style:position="67.50pt"/>
          <style:tab-stop style:position="54.00pt"/>
        </style:tab-stops>
      </style:paragraph-properties>
    </style:style>
    <style:style style:name="P13" style:family="paragraph">
      <style:paragraph-properties fo:line-height="100.00%" fo:text-align="justify" fo:margin-left="-18.00pt" fo:text-indent="18.00pt" fo:margin-bottom="12.00pt">
        <style:tab-stops>
          <style:tab-stop style:position="18.00pt"/>
        </style:tab-stops>
      </style:paragraph-properties>
    </style:style>
    <style:style style:name="P14" style:family="paragraph">
      <style:paragraph-properties fo:line-height="100.00%" fo:text-align="justify" fo:margin-left="-18.00pt" fo:text-indent="54.00pt" fo:margin-bottom="12.00pt">
        <style:tab-stops>
          <style:tab-stop style:position="67.50pt"/>
          <style:tab-stop style:position="54.00pt"/>
        </style:tab-stops>
      </style:paragraph-properties>
    </style:style>
    <style:style style:name="P15" style:family="paragraph">
      <style:paragraph-properties fo:line-height="100.00%" fo:text-align="justify" fo:margin-left="-18.00pt" fo:text-indent="18.00pt" fo:margin-bottom="12.00pt">
        <style:tab-stops>
          <style:tab-stop style:position="18.00pt"/>
        </style:tab-stops>
      </style:paragraph-properties>
    </style:style>
    <style:style style:name="P16" style:family="paragraph">
      <style:paragraph-properties fo:line-height="100.00%" fo:text-align="justify" fo:margin-left="0.00pt" fo:text-indent="36.00pt"/>
    </style:style>
    <style:style style:name="P17" style:family="paragraph">
      <style:paragraph-properties fo:line-height="100.00%" fo:text-align="justify" fo:margin-left="36.00pt" fo:text-indent="0.00pt"/>
    </style:style>
    <text:list-style style:name="L18">
      <text:list-level-style-bullet text:level="1" text:bullet-char="•">
        <style:list-level-properties text:space-before="0.00pt" text:min-label-width="18.00pt"/>
        <style:text-properties fo:font-family="Symbol"/>
      </text:list-level-style-bullet>
    </text:list-style>
    <style:style style:name="P18" style:family="paragraph">
      <style:paragraph-properties fo:line-height="100.00%" fo:text-align="justify" fo:margin-left="-18.00pt" fo:text-indent="18.00pt" fo:margin-bottom="12.00pt">
        <style:tab-stops>
          <style:tab-stop style:position="18.00pt"/>
        </style:tab-stops>
      </style:paragraph-properties>
    </style:style>
    <style:style style:name="P19" style:family="paragraph">
      <style:paragraph-properties fo:line-height="100.00%" fo:text-align="justify" fo:margin-left="-18.00pt" fo:text-indent="54.00pt" fo:margin-bottom="12.00pt">
        <style:tab-stops>
          <style:tab-stop style:position="54.00pt"/>
          <style:tab-stop style:position="36.00pt"/>
          <style:tab-stop style:position="72.00pt"/>
          <style:tab-stop style:position="108.00pt"/>
          <style:tab-stop style:position="144.00pt"/>
          <style:tab-stop style:position="166.50pt"/>
        </style:tab-stops>
      </style:paragraph-properties>
    </style:style>
    <style:style style:name="P20" style:family="paragraph">
      <style:paragraph-properties fo:line-height="100.00%" fo:text-align="justify" fo:margin-left="18.00pt" fo:text-indent="54.00pt" fo:margin-bottom="12.00pt">
        <style:tab-stops>
          <style:tab-stop style:position="54.00pt"/>
        </style:tab-stops>
      </style:paragraph-properties>
    </style:style>
    <style:style style:name="P21" style:family="paragraph">
      <style:paragraph-properties fo:line-height="100.00%" fo:text-align="justify" fo:margin-left="18.00pt" fo:text-indent="54.00pt" fo:margin-bottom="12.00pt">
        <style:tab-stops>
          <style:tab-stop style:position="54.00pt"/>
          <style:tab-stop style:position="0.00pt"/>
          <style:tab-stop style:position="36.00pt"/>
          <style:tab-stop style:position="72.00pt"/>
          <style:tab-stop style:position="108.00pt"/>
          <style:tab-stop style:position="130.50pt"/>
        </style:tab-stops>
      </style:paragraph-properties>
    </style:style>
    <style:style style:name="P22" style:family="paragraph">
      <style:paragraph-properties fo:line-height="100.00%" fo:text-align="justify" fo:margin-left="-18.00pt" fo:text-indent="18.00pt" fo:margin-bottom="12.00pt">
        <style:tab-stops>
          <style:tab-stop style:position="18.00pt"/>
        </style:tab-stops>
      </style:paragraph-properties>
    </style:style>
    <style:style style:name="P23" style:family="paragraph">
      <style:paragraph-properties fo:line-height="100.00%" fo:text-align="justify" fo:margin-left="-18.00pt" fo:text-indent="54.00pt" fo:margin-bottom="12.00pt">
        <style:tab-stops>
          <style:tab-stop style:position="67.50pt"/>
          <style:tab-stop style:position="54.00pt"/>
        </style:tab-stops>
      </style:paragraph-properties>
    </style:style>
    <style:style style:name="P24" style:family="paragraph">
      <style:paragraph-properties fo:line-height="100.00%" fo:text-align="justify" fo:margin-left="-18.00pt" fo:text-indent="18.00pt" fo:margin-bottom="12.00pt">
        <style:tab-stops>
          <style:tab-stop style:position="18.00pt"/>
        </style:tab-stops>
      </style:paragraph-properties>
    </style:style>
    <style:style style:name="P25" style:family="paragraph">
      <style:paragraph-properties fo:line-height="100.00%" fo:text-align="justify" fo:margin-left="-18.00pt" fo:text-indent="54.00pt" fo:margin-bottom="12.00pt">
        <style:tab-stops>
          <style:tab-stop style:position="67.50pt"/>
          <style:tab-stop style:position="54.00pt"/>
        </style:tab-stops>
      </style:paragraph-properties>
    </style:style>
    <style:style style:name="P26" style:family="paragraph">
      <style:paragraph-properties fo:line-height="100.00%" fo:text-align="justify" fo:margin-left="-18.00pt" fo:text-indent="18.00pt" fo:margin-bottom="12.00pt">
        <style:tab-stops>
          <style:tab-stop style:position="18.00pt"/>
        </style:tab-stops>
      </style:paragraph-properties>
    </style:style>
    <style:style style:name="P27" style:family="paragraph">
      <style:paragraph-properties fo:line-height="100.00%" fo:text-align="justify" fo:margin-left="-18.00pt" fo:text-indent="54.00pt" fo:margin-bottom="12.00pt">
        <style:tab-stops>
          <style:tab-stop style:position="67.50pt"/>
          <style:tab-stop style:position="54.00pt"/>
        </style:tab-stops>
      </style:paragraph-properties>
    </style:style>
    <style:style style:name="P28" style:family="paragraph">
      <style:paragraph-properties fo:line-height="100.00%" fo:text-align="justify"/>
    </style:style>
    <text:list-style style:name="L29">
      <text:list-level-style-bullet text:level="1" text:bullet-char="•">
        <style:list-level-properties text:space-before="36.00pt" text:min-label-width="18.00pt"/>
        <style:text-properties fo:font-family="Symbol"/>
      </text:list-level-style-bullet>
    </text:list-style>
    <style:style style:name="P29" style:family="paragraph">
      <style:paragraph-properties fo:line-height="100.00%" fo:text-align="justify" fo:margin-left="-54.00pt" fo:text-indent="54.00pt" fo:margin-bottom="12.00pt">
        <style:tab-stops>
          <style:tab-stop style:position="67.50pt"/>
          <style:tab-stop style:position="54.00pt"/>
        </style:tab-stops>
      </style:paragraph-properties>
    </style:style>
    <style:style style:name="P30" style:family="paragraph">
      <style:paragraph-properties fo:line-height="100.00%" fo:text-align="left"/>
    </style:style>
    <style:style style:name="P31" style:family="paragraph">
      <style:paragraph-properties fo:line-height="100.00%" fo:text-align="justify"/>
    </style:style>
    <style:style style:name="P32" style:family="paragraph">
      <style:paragraph-properties fo:line-height="100.00%" fo:text-align="left" fo:margin-left="5.40pt" fo:text-indent="-5.40pt">
        <style:tab-stops>
          <style:tab-stop style:position="252.00pt"/>
          <style:tab-stop style:position="-5.40pt"/>
        </style:tab-stops>
      </style:paragraph-properties>
    </style:style>
    <style:style style:name="P33" style:family="paragraph">
      <style:paragraph-properties fo:line-height="100.00%" fo:text-align="justify">
        <style:tab-stops>
          <style:tab-stop style:position="234.00pt"/>
          <style:tab-stop style:position="243.00pt"/>
          <style:tab-stop style:position="252.00pt"/>
        </style:tab-stops>
      </style:paragraph-properties>
    </style:style>
    <style:style style:name="P34" style:family="paragraph">
      <style:paragraph-properties fo:line-height="100.00%" fo:text-align="justify">
        <style:tab-stops>
          <style:tab-stop style:position="234.00pt"/>
          <style:tab-stop style:position="243.00pt"/>
          <style:tab-stop style:position="252.00pt"/>
        </style:tab-stops>
      </style:paragraph-properties>
    </style:style>
    <style:style style:name="P35" style:family="paragraph">
      <style:paragraph-properties fo:line-height="100.00%" fo:text-align="left" fo:margin-left="5.40pt" fo:text-indent="-5.40pt">
        <style:tab-stops>
          <style:tab-stop style:position="252.00pt"/>
          <style:tab-stop style:position="-5.40pt"/>
        </style:tab-stops>
      </style:paragraph-properties>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00.00%" fo:text-align="justify" fo:margin-left="-18.00pt" fo:text-indent="18.00pt" fo:margin-bottom="12.00pt">
        <style:tab-stops>
          <style:tab-stop style:position="18.00pt"/>
        </style:tab-stops>
      </style:paragraph-properties>
    </style:style>
    <style:style style:name="P37" style:family="paragraph">
      <style:paragraph-properties fo:line-height="100.00%" fo:text-align="center" fo:margin-left="-18.00pt" fo:text-indent="18.00pt" fo:margin-bottom="12.00pt">
        <style:tab-stops>
          <style:tab-stop style:position="18.00pt"/>
        </style:tab-stops>
      </style:paragraph-properties>
    </style:style>
    <style:style style:name="P38" style:family="paragraph">
      <style:paragraph-properties fo:line-height="100.00%" fo:text-align="center">
        <style:tab-stops>
          <style:tab-stop style:position="166.50pt"/>
        </style:tab-stops>
      </style:paragraph-properties>
    </style:style>
    <style:style style:name="P39" style:family="paragraph">
      <style:paragraph-properties fo:line-height="100.00%" fo:text-align="justify" fo:margin-top="6.00pt" fo:margin-bottom="6.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00.00%" fo:text-align="justify" fo:margin-left="18.00pt" fo:text-indent="-18.00pt" fo:margin-top="6.00pt" fo:margin-bottom="6.00pt">
        <style:tab-stops>
          <style:tab-stop style:position="0.00pt"/>
        </style:tab-stops>
      </style:paragraph-properties>
    </style:style>
    <style:style style:name="P41" style:family="paragraph">
      <style:paragraph-properties fo:line-height="100.00%" fo:text-align="justify" fo:margin-top="6.00pt" fo:margin-bottom="6.00pt"/>
    </style:style>
    <text:list-style style:name="L42">
      <text:list-level-style-bullet text:level="1" text:bullet-char="•">
        <style:list-level-properties text:space-before="0.00pt" text:min-label-width="18.00pt"/>
        <style:text-properties fo:font-family="Symbol"/>
      </text:list-level-style-bullet>
    </text:list-style>
    <style:style style:name="P42" style:family="paragraph">
      <style:paragraph-properties fo:line-height="100.00%" fo:text-align="justify" fo:margin-left="18.00pt" fo:text-indent="-18.00pt" fo:margin-top="6.00pt" fo:margin-bottom="6.00pt">
        <style:tab-stops>
          <style:tab-stop style:position="0.00pt"/>
        </style:tab-stops>
      </style:paragraph-properties>
    </style:style>
    <style:style style:name="P43" style:family="paragraph">
      <style:paragraph-properties fo:line-height="100.00%" fo:text-align="justify" fo:margin-top="6.00pt" fo:margin-bottom="6.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00.00%" fo:text-align="justify" fo:margin-left="18.00pt" fo:text-indent="-18.00pt" fo:margin-top="6.00pt" fo:margin-bottom="6.00pt">
        <style:tab-stops>
          <style:tab-stop style:position="0.00pt"/>
        </style:tab-stops>
      </style:paragraph-properties>
    </style:style>
    <style:style style:name="P45" style:family="paragraph">
      <style:paragraph-properties fo:line-height="100.00%" fo:text-align="justify" fo:margin-top="6.00pt" fo:margin-bottom="6.00pt"/>
    </style:style>
    <text:list-style style:name="L46">
      <text:list-level-style-bullet text:level="1" text:bullet-char="•">
        <style:list-level-properties text:space-before="0.00pt" text:min-label-width="18.00pt"/>
        <style:text-properties fo:font-family="Symbol"/>
      </text:list-level-style-bullet>
    </text:list-style>
    <style:style style:name="P46" style:family="paragraph">
      <style:paragraph-properties fo:line-height="100.00%" fo:text-align="justify" fo:margin-left="18.00pt" fo:text-indent="-18.00pt" fo:margin-top="6.00pt" fo:margin-bottom="6.00pt">
        <style:tab-stops>
          <style:tab-stop style:position="0.00pt"/>
        </style:tab-stops>
      </style:paragraph-properties>
    </style:style>
    <style:style style:name="P47" style:family="paragraph">
      <style:paragraph-properties fo:line-height="100.00%" fo:text-align="justify" fo:margin-top="6.00pt" fo:margin-bottom="6.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00.00%" fo:text-align="justify" fo:margin-left="18.00pt" fo:text-indent="-18.00pt" fo:margin-top="6.00pt" fo:margin-bottom="6.00pt">
        <style:tab-stops>
          <style:tab-stop style:position="0.00pt"/>
        </style:tab-stops>
      </style:paragraph-properties>
    </style:style>
    <style:style style:name="P49" style:family="paragraph">
      <style:paragraph-properties fo:line-height="100.00%" fo:text-align="justify" fo:margin-top="6.00pt" fo:margin-bottom="6.00pt"/>
    </style:style>
    <style:style style:name="P50" style:family="paragraph">
      <style:paragraph-properties fo:line-height="100.00%" fo:text-align="left" fo:margin-left="5.40pt" fo:text-indent="-5.40pt">
        <style:tab-stops>
          <style:tab-stop style:position="252.00pt"/>
          <style:tab-stop style:position="-5.40pt"/>
        </style:tab-stops>
      </style:paragraph-properties>
    </style:style>
    <style:style style:name="P51" style:family="paragraph">
      <style:paragraph-properties fo:line-height="100.00%" fo:text-align="justify">
        <style:tab-stops>
          <style:tab-stop style:position="234.00pt"/>
          <style:tab-stop style:position="243.00pt"/>
          <style:tab-stop style:position="252.00pt"/>
        </style:tab-stops>
      </style:paragraph-properties>
    </style:style>
    <style:style style:name="P52" style:family="paragraph">
      <style:paragraph-properties fo:line-height="100.00%" fo:text-align="justify">
        <style:tab-stops>
          <style:tab-stop style:position="234.00pt"/>
          <style:tab-stop style:position="243.00pt"/>
          <style:tab-stop style:position="252.00pt"/>
        </style:tab-stops>
      </style:paragraph-properties>
    </style:style>
    <style:style style:name="P53" style:family="paragraph">
      <style:paragraph-properties fo:line-height="100.00%" fo:text-align="left" fo:margin-left="5.40pt" fo:text-indent="-5.40pt">
        <style:tab-stops>
          <style:tab-stop style:position="252.00pt"/>
          <style:tab-stop style:position="-5.40pt"/>
        </style:tab-stops>
      </style:paragraph-properties>
    </style:style>
    <style:style style:name="P54" style:family="paragraph">
      <style:paragraph-properties fo:line-height="100.00%" fo:text-align="justify"/>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00.00%" fo:text-align="center" fo:margin-left="-18.00pt" fo:text-indent="18.00pt" fo:margin-bottom="12.00pt">
        <style:tab-stops>
          <style:tab-stop style:position="18.00pt"/>
        </style:tab-stops>
      </style:paragraph-properties>
    </style:style>
    <style:style style:name="P56" style:family="paragraph">
      <style:paragraph-properties fo:line-height="100.00%" fo:text-align="center">
        <style:tab-stops>
          <style:tab-stop style:position="166.50pt"/>
        </style:tab-stops>
      </style:paragraph-properties>
    </style:style>
    <style:style style:name="P57" style:family="paragraph">
      <style:paragraph-properties fo:line-height="100.00%" fo:text-align="justify"/>
    </style:style>
    <text:list-style style:name="L58">
      <text:list-level-style-bullet text:level="1" text:bullet-char="•">
        <style:list-level-properties text:space-before="0.00pt" text:min-label-width="18.00pt"/>
        <style:text-properties fo:font-family="Symbol"/>
      </text:list-level-style-bullet>
    </text:list-style>
    <style:style style:name="P58" style:family="paragraph">
      <style:paragraph-properties fo:line-height="100.00%" fo:text-align="center" fo:margin-left="-18.00pt" fo:text-indent="18.00pt" fo:margin-bottom="12.00pt">
        <style:tab-stops>
          <style:tab-stop style:position="18.00pt"/>
        </style:tab-stops>
      </style:paragraph-properties>
    </style:style>
    <style:style style:name="P59" style:family="paragraph">
      <style:paragraph-properties fo:line-height="100.00%" fo:text-align="center">
        <style:tab-stops>
          <style:tab-stop style:position="166.50pt"/>
        </style:tab-stops>
      </style:paragraph-properties>
    </style:style>
    <style:style style:name="P60" style:family="paragraph">
      <style:paragraph-properties fo:line-height="100.00%" fo:text-align="justify"/>
    </style:style>
    <style:style style:name="TableColumn0100" style:family="table-column">
      <style:table-column-properties style:column-width="3.575000in"/>
    </style:style>
    <style:style style:name="TableColumn0101" style:family="table-column">
      <style:table-column-properties style:column-width="3.437500in"/>
    </style:style>
    <style:style style:name="Table01" style:family="table">
      <style:table-properties style:width="7.0125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000in solid #000000" fo:border-left="0.000000in solid #000000" fo:border-right="0.000000in solid #000000" fo:border-bottom="0.000000in solid #000000" fo:padding-left="0.075000in" fo:padding-right="0.075000in" fo:vertical-align="top" fo:background-color="transparent"/>
    </style:style>
    <style:style style:name="TableCell010001" style:family="table-cell">
      <style:table-cell-properties fo:border-top="0.000000in solid #000000" fo:border-left="0.000000in solid #000000" fo:border-right="0.000000in solid #000000" fo:border-bottom="0.000000in solid #000000" fo:padding-left="0.075000in" fo:padding-right="0.075000in" fo:vertical-align="top" fo:background-color="transparent"/>
    </style:style>
    <style:style style:name="TableColumn0200" style:family="table-column">
      <style:table-column-properties style:column-width="3.575000in"/>
    </style:style>
    <style:style style:name="TableColumn0201" style:family="table-column">
      <style:table-column-properties style:column-width="3.437500in"/>
    </style:style>
    <style:style style:name="Table02" style:family="table">
      <style:table-properties style:width="7.0125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000in solid #000000" fo:border-left="0.000000in solid #000000" fo:border-right="0.000000in solid #000000" fo:border-bottom="0.000000in solid #000000" fo:padding-left="0.075000in" fo:padding-right="0.075000in" fo:vertical-align="top" fo:background-color="transparent"/>
    </style:style>
    <style:style style:name="TableCell020001" style:family="table-cell">
      <style:table-cell-properties fo:border-top="0.000000in solid #000000" fo:border-left="0.000000in solid #000000" fo:border-right="0.000000in solid #000000" fo:border-bottom="0.000000in solid #000000" fo:padding-left="0.075000in" fo:padding-right="0.075000in" fo:vertical-align="top" fo:background-color="transparent"/>
    </style:style>
  </office:automatic-styles>
  <office:body>
    <office:text>
      <text:list text:style-name="L1">
        <text:list-item>
          <text:p text:style-name="P1"><text:span text:style-name="T1">MASTER SERVICES AGREEMENT</text:span></text:p>
        </text:list-item>
        <text:list-item>
          <text:p text:style-name="P2"><text:span text:style-name="T2">This MASTER SERVICES AGREEMENT (“Agreement”) between Binomial LLC, a Washington Limited Liability Company (“Binomial”) and<text:s/></text:span><text:span text:style-name="T3">PARTY NAME</text:span><text:span text:style-name="T4"><text:s/>(“Company”) is effective as of the date of the latest signature below (the “Effective Date”).</text:span></text:p>
        </text:list-item>
      </text:list>
      <text:p text:style-name="P3"><text:span text:style-name="T4">In consideration of the mutual promises and for other valuable consideration hereinafter set forth, the receipt and sufficiency of which the Parties acknowledge, Binomial and Company agree as follows:</text:span></text:p>
      <text:p text:style-name="P3"><text:span text:style-name="T4"/></text:p>
      <text:list text:style-name="L4">
        <text:list-item>
          <text:p text:style-name="P4"><text:span text:style-name="T5">Definitions</text:span></text:p>
        </text:list-item>
        <text:list-item>
          <text:p text:style-name="P5"><text:span text:style-name="T5"><text:s/><text:tab/>“Services”</text:span><text:span text:style-name="T6"><text:s/>means, all labor, materials, equipment, transportation, facilities or services necessary to perform under this Agreement, including, but not limited to, the development of and provision of Software, Software Development and Consulting Services. Binomial shall provide support services as set forth in<text:s/></text:span><text:span text:style-name="T7">Exhibit B</text:span><text:span text:style-name="T8"><text:s/>(“</text:span><text:span text:style-name="T9">Support Services</text:span><text:span text:style-name="T10">”). Binomial shall provide training services as set forth in<text:s/></text:span><text:span text:style-name="T11">Exhibit C</text:span><text:span text:style-name="T12"><text:s/>(“</text:span><text:span text:style-name="T13">Training Services</text:span><text:span text:style-name="T14">”).</text:span></text:p>
        </text:list-item>
        <text:list-item>
          <text:p text:style-name="P5"><text:span text:style-name="T14"><text:s/><text:tab/>“</text:span><text:span text:style-name="T15">Improvements</text:span><text:span text:style-name="T16">” means any and all versions, releases, revisions, modifications, refinements, fixes or improvements that are incorporated into the Software and that generally adds and/or changes functionality and/or improves performance of the Software.</text:span></text:p>
        </text:list-item>
        <text:list-item>
          <text:p text:style-name="P5"><text:span text:style-name="T17"><text:tab/>“Software”</text:span><text:span text:style-name="T18"><text:s/>means software programs which are provided or developed under this Agreement, including related computer programs, procedures, rules, Improvements, any software belonging to third parties that is provided under this Agreement, and any associated Documentation.<text:s text:c="2"/>Such software includes, but is not limited to, object and executable codes for control programs, operating system programs, general application programs, special application programs, programming aides, routines, subroutines, translation, compilers, diagnostic activities, firmware, data bases, models and documentation used to maintain, describe and use the Software and other related programs.</text:span></text:p>
        </text:list-item>
        <text:list-item>
          <text:p text:style-name="P5"><text:span text:style-name="T18"><text:tab/>“</text:span><text:span text:style-name="T19">Documentation</text:span><text:span text:style-name="T20">” means manuals, end user documentation, technical and system documentation, marketing materials and other written material provided to Company by Binomial (both online and in hard copy), including any updates, upgrades, revisions or new releases thereto, that describe the business functionality or technical specifications of the Software.</text:span></text:p>
        </text:list-item>
        <text:list-item>
          <text:p text:style-name="P5"><text:span text:style-name="T20"><text:s/><text:tab/>“</text:span><text:span text:style-name="T21">Confidential Information</text:span><text:span text:style-name="T22">” shall mean confidential or other proprietary information that is disclosed by either Party to the other Party under this Agreement, including, without limitation, business and product formulas, know-how, pricing information, customer lists, and other confidential business information, whether in a written or non-written format.<text:s text:c="2"/>Confidential Information shall not include information which: (i) is or becomes public knowledge without any action by, or involvement of, the receiving Party; (ii) is independently developed by the receiving Party without use of the disclosing Party’s Confidential Information; (iii) is intentionally disclosed by the disclosing Party to a third party without restriction on disclosure; (iv) is rightfully received by the receiving Party from a third party without a duty of confidentiality; or (v) is disclosed pursuant to any judicial or governmental order, provided that the receiving Party gives the disclosing Party sufficient prior notice to contest such order.</text:span></text:p>
        </text:list-item>
        <text:list-item>
          <text:p text:style-name="P6"><text:span text:style-name="T23">Services and Statement of Work.<text:s text:c="2"/></text:span></text:p>
        </text:list-item>
        <text:list-item>
          <text:p text:style-name="P7"><text:span text:style-name="T24"><text:tab/><text:s/></text:span><text:span text:style-name="T25">Services</text:span><text:span text:style-name="T26">.<text:s text:c="2"/>Binomial will provide Services to Company as the Parties may from time to time specify in a Statement of Work (“SOW”), as mutually agreed upon and signed by both Parties and incorporated into this Agreement (the “Services”). An agreed form of SOW is attached as<text:s/></text:span><text:span text:style-name="T27">Exhibit A</text:span><text:span text:style-name="T28"><text:s/>to this Agreement.<text:s text:c="2"/></text:span><text:span text:style-name="T29"/></text:p>
        </text:list-item>
        <text:list-item>
          <text:p text:style-name="P7"><text:span text:style-name="T30"><text:tab/></text:span><text:span text:style-name="T31">Statement of Work</text:span><text:span text:style-name="T32">.<text:s text:c="2"/>This Agreement governs each SOW, except that any conflict between the terms of this Agreement and a SOW will be resolved in favor of the SOW if the SOW explicitly states that it is intended to modify the conflicting terms of this Agreement.<text:s text:c="2"/>This Agreement does not obligate the Company to engage Binomial to perform any Services, or Binomial to perform any Services, until both Parties have signed a SOW and then only for the Services specified in the SOW.<text:s text:c="2"/>Both Parties must sign a SOW for it to be effective.<text:s text:c="2"/>If Binomial commences Services for the Company in the absence of a SOW and the Company accepts such Services, this Agreement will nevertheless apply, unless the Parties otherwise mutually agree in writing.<text:s text:c="2"/>If a specific schedule for the Services is set forth in the SOW, then time is of the essence for such Services. In all other events, Binomial shall make all reasonable efforts to complete the Services as quickly as reasonably possible.<text:s text:c="2"/></text:span><text:span text:style-name="T33"/></text:p>
        </text:list-item>
        <text:list-item>
          <text:p text:style-name="P7"><text:span text:style-name="T34"><text:tab/></text:span><text:span text:style-name="T35">Changes</text:span><text:span text:style-name="T36">.<text:s text:c="2"/>Company may request changes to the scope of Services. Such changes may affect the timeline and cost of the Services. Binomial maintains the right to modify the cost of the Services accordingly to reflect additional costs or time of performance. All changes shall be mutually agreed upon, in writing, and signed by both Parties.</text:span><text:span text:style-name="T37"/></text:p>
        </text:list-item>
        <text:list-item>
          <text:p text:style-name="P8"><text:span text:style-name="T37">Payment and Taxes</text:span><text:span text:style-name="T38">.<text:s text:c="2"/></text:span></text:p>
        </text:list-item>
        <text:list-item>
          <text:p text:style-name="P9"><text:span text:style-name="T38"><text:tab/></text:span><text:span text:style-name="T39">Payment for Services</text:span><text:span text:style-name="T40">.<text:s text:c="2"/>Company agrees to pay Binomial those fees for Services, including any Support Services or Training Services, described in each SOW (“Fees”).<text:s text:c="2"/></text:span></text:p>
        </text:list-item>
        <text:list-item>
          <text:p text:style-name="P9"><text:span text:style-name="T40"><text:s/><text:tab/></text:span><text:span text:style-name="T41">Expenses</text:span><text:span text:style-name="T42">.<text:s text:c="2"/>Unless otherwise set forth in the SOW or in another writing between the Parties, any expenses and costs incurred by Binomial in performing the Services will be the sole responsibility of Binomial.<text:s text:c="2"/></text:span></text:p>
        </text:list-item>
        <text:list-item>
          <text:p text:style-name="P9"><text:span text:style-name="T43"><text:tab/>Invoices</text:span><text:span text:style-name="T44">.<text:s text:c="2"/>Binomial shall submit invoices to Company once per month unless otherwise specified in a SOW. If no payment date is specified in this Agreement or a SOW, payment shall be due upon receipt of invoice by Company.<text:s text:c="2"/>Binomial shall be entitled to suspend performance if the Company fails to fulfill its payment obligations.<text:s text:c="2"/>If Binomial re-initiates performance upon payment, Company is responsible for any additional costs that may be incurred as a result of the work stoppage.<text:s text:c="2"/>A service charge shall accrue at the rate of 18% per annum (1.5% per month), or the maximum amount of interest allowable under law, whichever is less, and may be added to any balance remaining unpaid seven (7) days after the payment date. All payments made hereunder will be made by electronic method only, which includes, but is not limited to, Automated Clearing House (ACH) and Domestic Money Transfer (DMT).</text:span></text:p>
        </text:list-item>
        <text:list-item>
          <text:p text:style-name="P10"><text:span text:style-name="T45">Taxes</text:span><text:span text:style-name="T46">. Binomial may charge and Company will pay applicable federal, national, state or local sales or use taxes that Binomial is legally obligated to charge (“Taxes”), provided that such Taxes are stated and identified as such on the original invoice that Binomial provides to Company. </text:span></text:p>
        </text:list-item>
        <text:list-item>
          <text:p text:style-name="P11"><text:span text:style-name="T47">Responsibilities</text:span><text:span text:style-name="T48">.<text:s text:c="2"/>Binomial will perform the Services called for under this Agreement, as set forth in any SOW.<text:s text:c="2"/>Binomial will prioritize performance of the Services as may be necessary or as identified by Company.<text:s text:c="2"/>Company understands the importance of communications and agrees to respond to questions, requests and communications from Binomial in a reasonable and timely manner. Company understands that Binomial is a business with other clients, and that it requires reasonable notice to respond to requests.<text:s text:c="2"/>Company acknowledges that it shall be responsible for providing complete and accurate information that is necessary for Binomial to perform or complete the Services the following in a reasonable in timely manner.</text:span></text:p>
        </text:list-item>
        <text:list-item>
          <text:p text:style-name="P11"><text:span text:style-name="T49">Relationship of the Parties</text:span><text:span text:style-name="T50">.</text:span></text:p>
        </text:list-item>
        <text:list-item>
          <text:p text:style-name="P12"><text:span text:style-name="T51"><text:tab/>Independent Contractor</text:span><text:span text:style-name="T52">. Binomial is an independent contractor, not an employee of Company or any company affiliated with Company. Binomial shall provide the Services under the general direction of Company, but Binomial shall determine, in Binomial’s sole discretion, the manner and means by which the Services are accomplished. This Agreement does not create a partnership or joint venture and neither party is authorized to act as agent or bind the other party except as expressly stated in this Agreement. Binomial will provide all equipment and supplies required to perform the Services unless provided otherwise herein.<text:s text:c="2"/>Binomial may subcontract any Services or delegate any of its obligations under this Agreement or any SOW.<text:s text:c="2"/>Binomial will ensure that any such subcontractor is bound to the terms of this Agreement.<text:s text:c="2"/></text:span></text:p>
        </text:list-item>
        <text:list-item>
          <text:p text:style-name="P12"><text:span text:style-name="T53"><text:tab/>No Solicitation</text:span><text:span text:style-name="T54">. During the term of this Agreement, and for a period of twelve (12) months after expiration or termination of this Agreement, Company agrees not to directly or indirectly solicit, recruit, engage or otherwise employ or retain, on a full-time, part-time, consulting, work-for-hire or any other kind of basis, any employee of Binomial who has been assigned to perform tasks under this Agreement, without Binomial’s prior written consent. </text:span></text:p>
        </text:list-item>
        <text:list-item>
          <text:p text:style-name="P12"><text:span text:style-name="T55"><text:tab/>No Exclusivity</text:span><text:span text:style-name="T56">. The Parties expressly acknowledge that this Agreement does not create an exclusive relationship between the Parties.<text:s text:c="2"/>Company is free to engage others to perform services of the same or similar nature to those provided by Binomial, and Binomial shall be entitled to offer and provide services to others, solicit other companies and otherwise advertise its services.</text:span></text:p>
        </text:list-item>
        <text:list-item>
          <text:p text:style-name="P13"><text:span text:style-name="T57">Confidentiality.</text:span></text:p>
        </text:list-item>
        <text:list-item>
          <text:p text:style-name="P14"><text:span text:style-name="T57"><text:tab/>Confidential Information.</text:span><text:span text:style-name="T58"><text:s text:c="2"/>To enable Binomial to perform the Services, Company’s Confidential Information, as defined in Section 1.5, may be disclosed in writing, electronically, orally or revealed by direct observation.<text:s text:c="2"/>Binomial agrees that, by virtue of this Agreement, it has entered into a confidential relationship with Company, and that Binomial will hold Confidential Information in confidence and neither disclose Company’s Confidential Information to any third person nor use it for any purpose other than the performance of the Services, unless the prior written consent of Company is obtained or such disclosure is authorized by the SOW.<text:s text:c="2"/>Binomial shall (i) hold Confidential Information in strictest confidence, (ii) not make use thereof other than for the performance of this Agreement, (iii) release it only to its employees on a need to know basis for purposes of this Agreement, and (iv) not disclose it to any third party. </text:span></text:p>
        </text:list-item>
        <text:list-item>
          <text:p text:style-name="P14"><text:span text:style-name="T58"><text:s/><text:tab/>Company agrees that in order to conduct business with it, Binomial may from time to time need to disclose confidential business and/or technical and related information to Company.<text:s text:c="2"/>As such, Company will treat all of Binomial’s Confidential Information, as defined in Section 1.5, with at least the same degree of care that it uses to protect its own confidential and proprietary information.<text:s text:c="2"/>The Parties, therefore, covenant and agree that each Party shall take the same measures, but in no event measures reflecting less than a reasonable degree of care, to protect the confidential nature of each other’s Confidential Information disclosed to it as it takes to protect its own Confidential Information.</text:span></text:p>
        </text:list-item>
        <text:list-item>
          <text:p text:style-name="P14"><text:span text:style-name="T58"><text:tab/>There shall be no obligation of confidentiality by either Binomial or Company unless the information received is Confidential Information as defined in Section 1.5.<text:s text:c="4"/></text:span></text:p>
        </text:list-item>
        <text:list-item>
          <text:p text:style-name="P14"><text:span text:style-name="T59"><text:s text:c="5"/></text:span><text:span text:style-name="T60">Upon termination or earlier request, Binomial shall return or securely destroy Company information and copies thereof.<text:s text:c="2"/></text:span></text:p>
        </text:list-item>
        <text:list-item>
          <text:p text:style-name="P15"><text:span text:style-name="T61">Intellectual Property. </text:span></text:p>
        </text:list-item>
      </text:list>
      <text:p text:style-name="P16"><text:span text:style-name="T62">7.1.<text:tab/></text:span><text:span text:style-name="T63">Work Product</text:span><text:span text:style-name="T64">. If Binomial delivers or is required to deliver, or otherwise produces, creates or develops, any work product in connection with the Services, including concepts, data, designs, developments, documentation, drawings, hardware, improvements, information, inventions, processes, software, techniques, technology, tools or any other intellectual property (whether produced, created or developed by Binomial or any of its personnel, either alone or with others, and whether completed or in-progress) (collectively, “Work Product”), then (a) Binomial will promptly disclose to Company all such Work Product, and (b) Company owns, or upon assignment by the creator will own, all right, title and interest (including, but not limited to, all trademarks, trade secrets, copyrights, patents and any other intellectual property or proprietary rights) (collectively, "Proprietary Rights") in and to such Work Product. At any time upon request from Company, and upon termination or expiration of this Agreement, Binomial will deliver to Company all Work Product in tangible or electronic form.</text:span></text:p>
      <text:p text:style-name="P16"><text:span text:style-name="T64"/></text:p>
      <text:p text:style-name="P16"><text:span text:style-name="T64">7.2.<text:tab/></text:span><text:span text:style-name="T65">Work for Hire; Assignment of Work Product</text:span><text:span text:style-name="T66">. Work Product has been specially ordered and commissioned by Company, and such Work Product is a “work made for hire” for copyright purposes, with all copyrights in the Work Product owned by Company.<text:s text:c="2"/>To the extent that the Work Product does not qualify as a work made for hire under applicable Law, Binomial hereby irrevocably assigns to Purchaser (or to such of its Affiliates as it may designate), its successors and assigns, all right, title and interest in and to the Work Product, including all Proprietary Rights embodied or incorporated in the Work Product or developed in the course of Binomial’s production, creation or development of the Work Product. The foregoing assignment includes a license under any current and future patents owned or licensable by Binomial to the extent necessary to use the Work Product or combine the Work Product or any derivative works or modifications thereof with any product, service, offering, software or intellectual property of Company. Binomial will execute all applications, assignments or other documents of any kind and take all other legally necessary steps under the Law of any applicable jurisdiction or any international regime required for Company to apply for, obtain, protect, perfect or enforce Company’s rights, title and interest in the Work Product. </text:span></text:p>
      <text:p text:style-name="P16"><text:span text:style-name="T66"/></text:p>
      <text:p text:style-name="P16"><text:span text:style-name="T67">7.1.<text:tab/></text:span><text:span text:style-name="T68">Work Product Retained by Binomial</text:span><text:span text:style-name="T69">. If Binomial delivers or is required to deliver, or otherwise produces, creates or develops, any Work Product in connection with the Services, including concepts, data, designs, developments, documentation, drawings, hardware, improvements, information, inventions, processes, software, techniques, technology, tools or any other intellectual property (whether produced, created or developed by Binomial or any of its personnel, either alone or with others, and whether completed or in-progress) (collectively, “Work Product”), Binomial owns, or upon assignment by the creator will own, all right, title and interest (including, but not limited to, all trademarks, trade secrets, copyrights, patents and any other intellectual property or proprietary rights) (collectively, "Proprietary Rights")<text:s text:c="2"/>in and to such Work Product. </text:span></text:p>
      <text:p text:style-name="P16"><text:span text:style-name="T69"/></text:p>
      <text:p text:style-name="P16"><text:span text:style-name="T69">7.2.<text:tab/></text:span><text:span text:style-name="T70">Work Product Retained by Binomial License</text:span><text:span text:style-name="T71">.<text:s text:c="2"/>Binomial hereby grants to Company, for use by its personnel, contractors and/or agents, a non-exclusive, universal, royalty-free, fully paid, worldwide, license to load, store, execute, display, host, use and operate any Work Product, in furtherance of Company’s use of the Work Product in the ordinary course of business.<text:s text:c="2"/>Such licensed rights of use shall include, without limitation, the right to (a) access and display though the Internet; and (b) use, print, view, display, and disseminate the Documentation provided with the Software to support Licensee’s authorized use of the Software in the manner contemplated in this Agreement.</text:span><text:span text:style-name="T72"/></text:p>
      <text:p text:style-name="P16"><text:span text:style-name="T72"/></text:p>
      <text:p text:style-name="P16"><text:span text:style-name="T72">7.3.<text:tab/></text:span><text:span text:style-name="T73">Retained Intellectual Property</text:span><text:span text:style-name="T74">. Each party retains all right, title and interest (including all Proprietary Rights) in and to its Retained Intellectual Property. “Retained Intellectual Property” consists of each party’s concepts, data, designs, developments, documentation, drawings, hardware, improvements, information, inventions, processes, software, techniques, technology, tools, and any other intellectual property, and any third party licenses or other rights to use any of the foregoing, that (a) exists prior to the Effective Date; or (b) are developed entirely independently by a party, at any time, (i) without any use, knowledge of, or reference to, the other party’s Confidential Information or other information obtained in connection with this Agreement, and (ii) do not constitute Work Product (as defined above). Except as otherwise specified in a SOW, any modification to or derivative work based upon a Party’s Retained Intellectual Property as defined below shall be the sole property of that Party.<text:s text:c="3"/></text:span></text:p>
      <text:p text:style-name="P16"><text:span text:style-name="T74"/></text:p>
      <text:p text:style-name="P16"><text:span text:style-name="T74">7.4.<text:tab/></text:span><text:span text:style-name="T75">Retained Intellectual Property License</text:span><text:span text:style-name="T76">. To the extent Binomial’s Retained Intellectual Property is embodied or incorporated in any Work Product, Binomial hereby grants Company and its Affiliates a non-exclusive, worldwide, perpetual, irrevocable, fully paid up license to (a) use, make, have made, sell, offer to sell, reproduce, perform, display, distribute, and import Binomial’s Retained Intellectual Property, (b) adapt, modify, and create derivative works of such Retained Intellectual Property, and (c) sublicense the foregoing rights. Company will enter into agreements with its personnel or any other party as necessary to fully effect such license grant.</text:span></text:p>
      <text:p text:style-name="P16"><text:span text:style-name="T76"/></text:p>
      <text:p text:style-name="P16"><text:span text:style-name="T76">7.5.<text:tab/></text:span><text:span text:style-name="T77">No Other Rights or Licenses.</text:span><text:span text:style-name="T78"><text:s text:c="2"/>No other rights or licenses, including any copyright, trade secret, patent, trademark or other right, shall be implied by or inferred from this Agreement, the licenses expressly granted hereby or the conduct of the Parties in furtherance of this Agreement.</text:span></text:p>
      <text:p text:style-name="P17"><text:span text:style-name="T78"/></text:p>
      <text:list text:style-name="L18">
        <text:list-item>
          <text:p text:style-name="P18"><text:span text:style-name="T79">Representations, Warranties, and Covenants.</text:span></text:p>
        </text:list-item>
        <text:list-item>
          <text:p text:style-name="P19"><text:span text:style-name="T80">Binomial represents, warrants, and covenants as follows:</text:span></text:p>
        </text:list-item>
        <text:list-item>
          <text:p text:style-name="P20"><text:span text:style-name="T81">Ownership and Right to License</text:span><text:span text:style-name="T82">.<text:s text:c="2"/>Binomial will obtain permission to use any and all intellectual property that may be required in order for Binomial to perform any Services under this Agreement and for Company to use the Work Product and receive the Services under this Agreement.<text:s text:c="2"/></text:span></text:p>
        </text:list-item>
        <text:list-item>
          <text:p text:style-name="P21"><text:span text:style-name="T83">Documentation</text:span><text:span text:style-name="T84">. Any Documentation, demonstration and/or training materials supplied by Binomial are accurate in all material respects, and Binomial shall amend the Documentation, if any, from time to time to reflect any change in functionality in any Software developed as Work Product under this Agreement and promptly provide copies of such amended Documentation to Company at no additional cost.</text:span></text:p>
        </text:list-item>
        <text:list-item>
          <text:p text:style-name="P21"><text:span text:style-name="T85">Services Generally</text:span><text:span text:style-name="T86">.<text:s text:c="2"/>The Services will be performed professionally, with due diligence and in a manner consistent with the highest standards of the software industry.<text:s text:c="2"/></text:span></text:p>
        </text:list-item>
        <text:list-item>
          <text:p text:style-name="P21"><text:span text:style-name="T87">Noninfringement</text:span><text:span text:style-name="T88">. The Work Product, the Services, and the Documentation,</text:span><text:span text:style-name="T89"><text:s/></text:span><text:span text:style-name="T90">and all portions thereof, do not and will not infringe or misappropriate any copyright, patent, trade secret, contract or other intellectual property, proprietary, or personal rights of any third party.</text:span><text:span text:style-name="T91"><text:s text:c="2"/></text:span></text:p>
        </text:list-item>
        <text:list-item>
          <text:p text:style-name="P21"><text:span text:style-name="T91">No Self-Help or Malicious Code</text:span><text:span text:style-name="T92">.</text:span><text:span text:style-name="T93"><text:s text:c="2"/>Neither any Software developed as Work Product under this Agreement nor any of the Services (or any portion thereof) contains or will contain any timer, clock, counter, or other limiting design or routine, or any virus, worm, back door, key lock, Trojan horse, or any hardware or software component, code, routine, feature or device, that causes or could cause the Software or any of the Services or any data input, stored, processed, generated or output in or by the Software or any of the Services to become impaired, disrupted, erased or made subject to unauthorized access, in whole or in part, or to become otherwise incapable of being used in the full manner contemplated by this Agreement after the lapse of a certain period of time or occurrence or lapse of a triggering factor or event, including the installation on or relocation to a hardware unit or system that has a serial number, model number, or other identification different from the identification of the one on which it was originally installed.</text:span></text:p>
        </text:list-item>
        <text:list-item>
          <text:p text:style-name="P22"><text:span text:style-name="T94"><text:s/>Mutual Indemnification.<text:s text:c="2"/></text:span></text:p>
        </text:list-item>
        <text:list-item>
          <text:p text:style-name="P23"><text:span text:style-name="T94"><text:tab/>By Company</text:span><text:span text:style-name="T95">.<text:s text:c="2"/>Company shall defend, hold harmless, and indemnify Binomial and its officers, members, employees, contractors, agents, vendors, subcontractors, retainers, and successors from and against any and all claims, demands, losses, damages, causes of action, suits, expenses and liability of every kind, including reasonable fees and expenses of attorneys and other professionals (“Costs”) for injury to or death of any person, damage to any property, or any other damages, if caused directly or indirectly, solely or jointly, by any negligent act or omission and/or intentional acts of one or more of the following: Company, its employees, officers, agents, guests, invitees, attendees, or any other person or entity involved in any way with or attending the site where Services are provided.<text:s text:c="2"/></text:span></text:p>
        </text:list-item>
        <text:list-item>
          <text:p text:style-name="P23"><text:span text:style-name="T95"><text:tab/>Company’s duty to defend is independent of its duty to indemnify.<text:s text:c="2"/>Company will use counsel reasonably satisfactory to Binomial to defend each Claim, and Binomial will cooperate (at the Company’s expense) with Company in the defense.<text:s text:c="2"/>Company will not consent to the entry of any judgment or enter into any settlement without Binomial’ prior written consent, which may not be unreasonably withheld.<text:s text:c="2"/>Binomial shall notify Company of any claim under this section.</text:span></text:p>
        </text:list-item>
        <text:list-item>
          <text:p text:style-name="P23"><text:span text:style-name="T96"><text:tab/>By Binomial</text:span><text:span text:style-name="T97">.<text:s text:c="2"/>Binomial shall defend, hold harmless, and indemnify Company and its officers, members, employees, contractors, agents, vendors, subcontractors, retainers, and successors from and against any and all claims, demands, losses, damages, causes of action, suits, expenses and liability of every kind, including reasonable fees and expenses of attorneys and other professionals (“Costs”) for injury to or death of any person, damage to any property, or any other damages, if caused directly or indirectly, solely or jointly, by any negligent act or omission and/or intentional acts of Binomial, its employees, officers or agents. </text:span></text:p>
        </text:list-item>
        <text:list-item>
          <text:p text:style-name="P23"><text:span text:style-name="T97"><text:tab/>Binomial’s duty to defend is independent of its duty to indemnify.<text:s text:c="2"/>Binomial will use counsel reasonably satisfactory to Company to defend each Claim, and Company will cooperate (at Binomial’s expense) with Binomial in the defense.<text:s text:c="2"/>Binomial will not consent to the entry of any judgment or enter into any settlement without Company’s prior written consent, which may not be unreasonably withheld. Nothing contained herein shall be construed to require Binomial to indemnify or defend Company from the negligence or misconduct (including any violation of federal, state, or local law) of Company or its officers, directors, agents, servants, and employees or any other third party.<text:s text:c="2"/>Binomial shall only be liable in proportion to its relative negligence or wrongdoing, if any.<text:s text:c="2"/>Company shall notify Binomial of any claim under this section.<text:s text:c="5"/></text:span></text:p>
        </text:list-item>
        <text:list-item>
          <text:p text:style-name="P24"><text:span text:style-name="T98"><text:tab/>Limitation on Liability</text:span><text:span text:style-name="T99">. EXCEPT FOR A BREACH OF CONFIDENTIALITY AND/OR IN CONNECTION WITH THE INDEMNIFICATION OBLIGATIONS UNDER SECTION 9 ABOVE, IN NO EVENT WILL EITHER PARTY BE LIABLE TO THE OTHER FOR ANY SPECIAL, INCIDENTAL, PUNITIVE, OR CONSEQUENTIAL DAMAGES, WHETHER BASED ON BREACH OF CONTRACT, TORT (INCLUDING NEGLIGENCE) OR OTHERWISE, WHETHER OR NOT SUCH PARTY HAS BEEN ADVISED OF THE POSSIBILITY OF SUCH DAMAGE.</text:span></text:p>
        </text:list-item>
        <text:list-item>
          <text:p text:style-name="P24"><text:span text:style-name="T100"><text:tab/>Termination and Expiration</text:span><text:span text:style-name="T101">. </text:span></text:p>
        </text:list-item>
        <text:list-item>
          <text:p text:style-name="P25"><text:span text:style-name="T102">Term.</text:span><text:span text:style-name="T103"><text:s/>This Agreement will commence on the Effective Date and will continue until final completion of the Services under any SOW or until terminated as provided in this Section.<text:s text:c="2"/></text:span></text:p>
        </text:list-item>
        <text:list-item>
          <text:p text:style-name="P25"><text:span text:style-name="T104">Notice of Termination</text:span><text:span text:style-name="T105">. Each party shall have the right to terminate this Agreement and/or any or all Statements of Work outstanding, or any portion thereof, upon not less than thirty (30) days prior written notice to the other.<text:s text:c="2"/>Such notice shall be deemed to be given when mailed by nationally-recognized overnight courier, or by Certified Mail, postage prepaid, to the respective addresses as set forth in Section 15.2 below.<text:s text:c="2"/></text:span></text:p>
        </text:list-item>
        <text:list-item>
          <text:p text:style-name="P25"><text:span text:style-name="T106">Termination for Cause by Binomial</text:span><text:span text:style-name="T107">. Binomial reserves the right to terminate this Agreement upon not less than ten (10) days prior notice in the event of non-payment of any Binomial invoice received by the Company. Under this provision, “non-payment” shall be considered failure to pay an invoice within 45 days of receipt. </text:span></text:p>
        </text:list-item>
        <text:list-item>
          <text:p text:style-name="P25"><text:span text:style-name="T108">Termination for Cause by Company</text:span><text:span text:style-name="T109">. Company reserves the right to terminate this agreement upon ten (10) days prior notice in the event Company becomes aware of any material breach of this Agreement. Upon receipt of notice of such termination by Company, Binomial shall inform Company of the extent to which performance has been completed through such date, and collect and deliver to Company whatever Deliverables then exist in a manner prescribed by Company.<text:s text:c="2"/>Binomial shall be paid for all work performed through the date of termination.<text:s text:c="2"/></text:span></text:p>
        </text:list-item>
        <text:list-item>
          <text:p text:style-name="P26"><text:span text:style-name="T110"><text:tab/>Survivability</text:span><text:span text:style-name="T111">. Termination of this Agreement does not affect rights and obligations that accrued prior to the effective date of termination.<text:s text:c="2"/>Provisions that by their nature or by their terms contemplate continuing rights or obligations will survive expiration or earlier termination of this Agreement for any reason.</text:span><text:span text:style-name="T112"/></text:p>
        </text:list-item>
        <text:list-item>
          <text:p text:style-name="P26"><text:span text:style-name="T113"><text:tab/>Warranties and Representations.<text:s text:c="3"/></text:span><text:span text:style-name="T114">Binomial represents that Binomial is free to enter into this Agreement and that engagement does not violate the terms of any agreement between Binomial and any third party.</text:span><text:span text:style-name="T115"><text:s/></text:span></text:p>
        </text:list-item>
        <text:list-item>
          <text:p text:style-name="P26"><text:span text:style-name="T115"><text:tab/>General Provisions.</text:span></text:p>
        </text:list-item>
        <text:list-item>
          <text:p text:style-name="P27"><text:span text:style-name="T115">Modification/Waiver</text:span><text:span text:style-name="T116">. This Agreement may be modified by the Parties. Any modification of this Agreement must be in writing. Failure by either party to enforce any right or seek to remedy any breach under this Agreement shall not be construed as a waiver of such rights nor shall a waiver by either party of default in one or more instances be construed as constituting a continuing waiver or as a waiver of any other breach.</text:span></text:p>
        </text:list-item>
        <text:list-item>
          <text:p text:style-name="P27"><text:span text:style-name="T117">Notices</text:span><text:span text:style-name="T118">.<text:s text:c="2"/>All notices, requests, demands and other communications which are required or may be given under this Agreement shall be in writing and shall be deemed to have been duly given if delivered: (i) personally, (ii) by nationally recognized overnight courier service, (iii) by email with a confirming copy sent by first class mail, or (iv) by certified mail, return receipt requested, postage prepaid, addressed as follows:</text:span></text:p>
        </text:list-item>
      </text:list>
      <text:p text:style-name="P28"><text:span text:style-name="T118">If to Binomial, to:<text:tab/><text:tab/>Binomial LLC</text:span></text:p>
      <text:p text:style-name="P28"><text:span text:style-name="T118"><text:tab/><text:tab/><text:tab/><text:tab/>c/o Stephanie Hurlburt</text:span></text:p>
      <text:p text:style-name="P28"><text:span text:style-name="T118"><text:tab/><text:tab/><text:tab/><text:tab/>3605 NE 77</text:span><text:span text:style-name="T119">th</text:span><text:span text:style-name="T120"><text:s/>Street</text:span></text:p>
      <text:p text:style-name="P28"><text:span text:style-name="T120"><text:tab/><text:tab/><text:tab/><text:tab/>Seattle, WA 98115<text:tab/></text:span></text:p>
      <text:p text:style-name="P28"><text:span text:style-name="T120"/></text:p>
      <text:p text:style-name="P28"><text:span text:style-name="T120">If to Company, to:<text:tab/><text:tab/>____________________<text:tab/></text:span></text:p>
      <text:p text:style-name="P28"><text:span text:style-name="T120"><text:tab/><text:tab/><text:tab/><text:tab/>____________________</text:span></text:p>
      <text:p text:style-name="P28"><text:span text:style-name="T120"><text:tab/><text:tab/><text:tab/><text:tab/>____________________</text:span></text:p>
      <text:p text:style-name="P28"><text:span text:style-name="T120"><text:tab/><text:tab/><text:tab/><text:tab/>____________________</text:span></text:p>
      <text:p text:style-name="P28"><text:span text:style-name="T120"/></text:p>
      <text:p text:style-name="P28"><text:span text:style-name="T120">or to such other addresses any party shall have specified by notice in writing to the other.<text:s text:c="2"/>Notice is effective:<text:s text:c="2"/>(a) when delivered personally, (b) three business days after sending by certified mail, (c) on receipt when sent by email if received during normal business hours (otherwise on the next business day), or (d) on the business day after sending by a nationally recognized courier service.<text:s text:c="2"/>A party may change its notice address by giving notice in accordance with this section.<text:s text:c="2"/></text:span></text:p>
      <text:p text:style-name="P28"><text:span text:style-name="T120"/></text:p>
      <text:list text:style-name="L29">
        <text:list-item>
          <text:p text:style-name="P29"><text:span text:style-name="T121">Assignment and Benefit</text:span><text:span text:style-name="T122">.<text:s text:c="2"/>Neither party may assign, whether in writing or orally, or encumber its rights or obligations under this Agreement or permit the same to be transferred, assigned or encumbered by operation of law or otherwise, without the prior written consent of the other party, which consent shall not be unreasonably withheld. This Agreement is binding on and inures to the benefit of the officers of Company, the parties, and their successors and permitted assigns.<text:s text:c="2"/>There are no third-party beneficiaries and no action to enforce the terms of this Agreement may be brought against either party by any person or entity that is not a party to this Agreement.</text:span></text:p>
        </text:list-item>
        <text:list-item>
          <text:p text:style-name="P29"><text:span text:style-name="T123">Force Majeure</text:span><text:span text:style-name="T124">.<text:s text:c="2"/>Binomial shall not be deemed in breach of this Agreement if Binomial is unable to complete the Services or any portion thereof by reason of fire, earthquake, labor dispute, strike, epidemic interruption, terrorism, delay of transportation services, war, act of God or public enemy, death, accident, illness or incapacity of the members or staff of Binomial, or any local, state, federal, national or international law, governmental order or regulation or any other event beyond Binomial’s control (collectively, “Force Majeure Event”). Upon occurrence of any Force Majeure Event, it is agreed that there should be no claim for damages by either party.<text:s text:c="2"/></text:span></text:p>
        </text:list-item>
        <text:list-item>
          <text:p text:style-name="P29"><text:span text:style-name="T125">Governing Law</text:span><text:span text:style-name="T126">.<text:s text:c="2"/>This Agreement shall be governed by and construed in accordance with the laws of the State of Washington without regard to conflict of law principles. The Parties hereby consent to the exclusive jurisdiction and venue of the state and federal courts sitting in King County, Washington for all matters and actions arising under this Agreement.</text:span></text:p>
        </text:list-item>
        <text:list-item>
          <text:p text:style-name="P29"><text:span text:style-name="T127">Severability</text:span><text:span text:style-name="T128">.<text:s text:c="2"/>Whenever possible, each provision of this Agreement shall be interpreted in such manner as to be effective and valid under applicable law, but if any provision of this Agreement is held invalid or unenforceable, the remainder of this Agreement shall nevertheless remain in full force and effect and the invalid or unenforceable provision shall be replaced by a valid or enforceable provision.</text:span></text:p>
        </text:list-item>
        <text:list-item>
          <text:p text:style-name="P29"><text:span text:style-name="T129">Headings</text:span><text:span text:style-name="T130">. The numbering and captions of the various sections are solely for convenience and reference only and shall not affect the scope, meaning, intent or interpretation of the provisions of this Agreement nor shall such headings otherwise be given any legal effect.</text:span></text:p>
        </text:list-item>
        <text:list-item>
          <text:p text:style-name="P29"><text:span text:style-name="T131"><text:s/>Entire Understanding</text:span><text:span text:style-name="T132">.<text:s text:c="2"/>This Agreement and the applicable SOW(s) comprise the entire understanding of the Parties hereto on the subject matter herein contained, and supersedes and merges all prior and contemporaneous agreements, understandings and discussions between the Parties relating to the subject matter of this Agreement. </text:span></text:p>
        </text:list-item>
        <text:list-item>
          <text:p text:style-name="P29"><text:span text:style-name="T133">Attorneys' Fees and Costs</text:span><text:span text:style-name="T134">.<text:s text:c="2"/>If an action is commenced to enforce any of the provisions of this Agreement, the prevailing party shall, in addition to its other remedies, be entitled to recover its reasonable attorneys’ fees and costs.</text:span></text:p>
        </text:list-item>
        <text:list-item>
          <text:p text:style-name="P29"><text:span text:style-name="T135"><text:s/>Counterparts</text:span><text:span text:style-name="T136">.<text:s text:c="2"/>This Agreement may be signed in two counterparts, which together shall form a single agreement as if both Parties had executed the same document. To expedite the process of entering into this Agreement, the Parties acknowledge that digital signatures and Transmitted Copies of the Agreement will be fully binding and enforceable.<text:s text:c="2"/>“Transmitted Copies” will mean copies that are produced or transmitted via photocopy, facsimile or other process of complete and accurate reproduction and transmission.</text:span></text:p>
        </text:list-item>
      </text:list>
      <text:p text:style-name="P30"><text:span text:style-name="T136"/></text:p>
      <text:p text:style-name="P30"><text:span text:style-name="T136"/></text:p>
      <text:p text:style-name="P30"><text:span text:style-name="T136"/></text:p>
      <text:p text:style-name="P30"><text:span text:style-name="T136"/></text:p>
      <text:p text:style-name="P31"><text:span text:style-name="T136">IN WITNESS WHEREOF, the parties have signed this Agreement as of the Effective Date.</text:span></text:p>
      <text:p text:style-name="P31"><text:span text:style-name="T136"/></text:p>
      <table:table table:style-name="Table01">
        <table:table-column table:style-name="TableColumn0100"/>
        <table:table-column table:style-name="TableColumn0101"/>
        <table:table-row table:style-name="TableRow0100">
          <table:table-cell table:style-name="TableCell010000">
            <text:p text:style-name="P33"><text:span text:style-name="T138">BINOMIAL:</text:span></text:p>
            <text:p text:style-name="P33"><text:span text:style-name="T138"/></text:p>
            <text:p text:style-name="P33"><text:span text:style-name="T138">______________________________</text:span></text:p>
            <text:p text:style-name="P33"><text:span text:style-name="T138"/></text:p>
            <text:p text:style-name="P33"><text:span text:style-name="T138">By:________________________</text:span></text:p>
            <text:p text:style-name="P33"><text:span text:style-name="T138">Name:______________________</text:span></text:p>
            <text:p text:style-name="P33"><text:span text:style-name="T138">Title:_______________________</text:span></text:p>
            <text:p text:style-name="P34"><text:span text:style-name="T138">Date:_______________________</text:span><text:span text:style-name="T139"/></text:p>
          </table:table-cell>
          <table:table-cell table:style-name="TableCell010001">
            <text:p text:style-name="P34"><text:span text:style-name="T140">COMPANY:</text:span></text:p>
            <text:p text:style-name="P34"><text:span text:style-name="T140"/></text:p>
            <text:p text:style-name="P34"><text:span text:style-name="T140">_________________________________</text:span></text:p>
            <text:p text:style-name="P34"><text:span text:style-name="T140"/></text:p>
            <text:p text:style-name="P34"><text:span text:style-name="T140"/></text:p>
            <text:p text:style-name="P34"><text:span text:style-name="T140">By:_______________________________</text:span></text:p>
            <text:p text:style-name="P34"><text:span text:style-name="T140">Name:____________________________</text:span></text:p>
            <text:p text:style-name="P34"><text:span text:style-name="T140">Title:_____________________________</text:span></text:p>
            <text:p text:style-name="P34"><text:span text:style-name="T140">Date:_____________________________</text:span><text:span text:style-name="T141"/></text:p>
          </table:table-cell>
        </table:table-row>
      </table:table>
      <text:list text:style-name="L36">
        <text:list-item>
          <text:p text:style-name="P36"><text:span text:style-name="T142"/></text:p>
        </text:list-item>
        <text:list-item>
          <text:p text:style-name="P37"><text:span text:style-name="T142"><text:s/></text:span></text:p>
        </text:list-item>
        <text:list-item>
          <text:p text:style-name="P37"><text:span text:style-name="T142">Exhibit A</text:span></text:p>
        </text:list-item>
      </text:list>
      <text:p text:style-name="P38"><text:span text:style-name="T142">Statement of Work</text:span></text:p>
      <text:p text:style-name="P39"><text:span text:style-name="T143">This Statement of Work, between<text:s/></text:span><text:span text:style-name="T144">[Company]</text:span><text:span text:style-name="T145"><text:s/>(“</text:span><text:span text:style-name="T146">Company</text:span><text:span text:style-name="T147">”), and Binomial LLC, a Washington limited liability company (“</text:span><text:span text:style-name="T148">Binomial</text:span><text:span text:style-name="T149">”), is effective as of<text:s/></text:span><text:span text:style-name="T150">[Date]</text:span><text:span text:style-name="T151"><text:s/>(the “</text:span><text:span text:style-name="T152">Start Date</text:span><text:span text:style-name="T153">”), and is entered into and made a part of the Master Services Agreement between Binomial and Company, with an effective date as of<text:s/></text:span><text:span text:style-name="T154">DATE</text:span><text:span text:style-name="T155"><text:s/>(the “</text:span><text:span text:style-name="T156">Agreement</text:span><text:span text:style-name="T157">”). This Statement of Work establishes supplemental terms for the Project and/or Services described below. All capitalized terms not defined in this Statement of Work have the respective meanings set forth in the Agreement. To the extent that the terms of this Statement of Work conflict with any of the terms of the Agreement, and the Statement of Work explicitly states that it intends to modify the conflicting terms, this Statement of Work supersedes the Agreement.</text:span></text:p>
      <text:list text:style-name="L40">
        <text:list-item>
          <text:p text:style-name="P40"><text:span text:style-name="T158">Description of Project Services:</text:span></text:p>
        </text:list-item>
      </text:list>
      <text:p text:style-name="P41"><text:span text:style-name="T159">[insert description of the Services]</text:span><text:span text:style-name="T160"/></text:p>
      <text:p text:style-name="P41"><text:span text:style-name="T160">Any change to the above scope of work must be authorized in writing by both parties.</text:span></text:p>
      <text:p text:style-name="P41"><text:span text:style-name="T160"/></text:p>
      <text:list text:style-name="L42">
        <text:list-item>
          <text:p text:style-name="P42"><text:span text:style-name="T161">General Description of Work Product/deliverables:</text:span></text:p>
        </text:list-item>
      </text:list>
      <text:p text:style-name="P43"><text:span text:style-name="T162">[insert description of any required deliverables]</text:span><text:span text:style-name="T163"/></text:p>
      <text:p text:style-name="P43"><text:span text:style-name="T164"/></text:p>
      <text:list text:style-name="L44">
        <text:list-item>
          <text:p text:style-name="P44"><text:span text:style-name="T165">Start Date Of Services:</text:span></text:p>
        </text:list-item>
      </text:list>
      <text:p text:style-name="P45"><text:span text:style-name="T166">Binomial will begin providing the Services on the Start Date.</text:span></text:p>
      <text:p text:style-name="P45"><text:span text:style-name="T167"/></text:p>
      <text:list text:style-name="L46">
        <text:list-item>
          <text:p text:style-name="P46"><text:span text:style-name="T168">Required Completion Date:</text:span></text:p>
        </text:list-item>
      </text:list>
      <text:p text:style-name="P47"><text:span text:style-name="T169">Binomial will complete the Services by<text:s/></text:span><text:span text:style-name="T170">[insert date]</text:span><text:span text:style-name="T171">.</text:span></text:p>
      <text:p text:style-name="P47"><text:span text:style-name="T172"/></text:p>
      <text:list text:style-name="L48">
        <text:list-item>
          <text:p text:style-name="P48"><text:span text:style-name="T173">Binomial Fees:</text:span></text:p>
        </text:list-item>
      </text:list>
      <text:p text:style-name="P49"><text:span text:style-name="T174">Binomial’s fee for the Services will be calculated with reference to Binomial’s applicable hourly rates as set forth in the table below. The number of hours worked by Binomial will be rounded to the nearest 0.1 of an hour. The hourly billing rates may be adjusted further in the future upon 30-days advance written notice to Company and the work will be billed at the hourly rate in effect when the work is performed.<text:s text:c="2"/></text:span></text:p>
      <text:p text:style-name="P49"><text:span text:style-name="T174"><text:tab/><text:tab/></text:span></text:p>
      <text:p text:style-name="P49"><text:span text:style-name="T174"><text:tab/><text:tab/>Senior Developer:<text:s text:c="2"/>$______/hour</text:span></text:p>
      <text:p text:style-name="P49"><text:span text:style-name="T174"><text:tab/><text:tab/>Junior Developer:<text:s text:c="2"/>$______/hour</text:span></text:p>
      <text:p text:style-name="P49"><text:span text:style-name="T174"><text:tab/><text:tab/>Designer:<text:s text:c="2"/>$______/hour</text:span></text:p>
      <text:p text:style-name="P49"><text:span text:style-name="T174"/></text:p>
      <text:p text:style-name="P49"><text:span text:style-name="T175">6.<text:tab/>PAYMENT TERMS:</text:span></text:p>
      <text:p text:style-name="P49"><text:span text:style-name="T176"/></text:p>
      <text:p text:style-name="P49"><text:span text:style-name="T176">Company will pay Binomial monthly in arrears for the Services performed by Binomial in accordance with the Agreement.</text:span><text:span text:style-name="T177"><text:s text:c="2"/>Itemized invoices for hours worked will be sent at the end of each month by Binomial to Company.<text:s text:c="2"/>Payment is due upon receipt.<text:s text:c="2"/></text:span><text:span text:style-name="T178"/></text:p>
      <text:p text:style-name="P49"><text:span text:style-name="T178"/></text:p>
      <text:p text:style-name="P49"><text:span text:style-name="T178">This Statement of Work is entered into as of the Start Date set forth above.</text:span></text:p>
      <text:p text:style-name="P49"><text:span text:style-name="T178"/></text:p>
      <table:table table:style-name="Table02">
        <table:table-column table:style-name="TableColumn0200"/>
        <table:table-column table:style-name="TableColumn0201"/>
        <table:table-row table:style-name="TableRow0200">
          <table:table-cell table:style-name="TableCell020000">
            <text:p text:style-name="P51"><text:span text:style-name="T180">BINOMIAL:</text:span></text:p>
            <text:p text:style-name="P51"><text:span text:style-name="T180"/></text:p>
            <text:p text:style-name="P51"><text:span text:style-name="T180">______________________________</text:span></text:p>
            <text:p text:style-name="P51"><text:span text:style-name="T180"/></text:p>
            <text:p text:style-name="P51"><text:span text:style-name="T180">By:________________________</text:span></text:p>
            <text:p text:style-name="P51"><text:span text:style-name="T180">Name:______________________</text:span></text:p>
            <text:p text:style-name="P51"><text:span text:style-name="T180">Title:_______________________</text:span></text:p>
            <text:p text:style-name="P52"><text:span text:style-name="T180">Date:_______________________</text:span><text:span text:style-name="T181"/></text:p>
          </table:table-cell>
          <table:table-cell table:style-name="TableCell020001">
            <text:p text:style-name="P52"><text:span text:style-name="T182">COMPANY:</text:span></text:p>
            <text:p text:style-name="P52"><text:span text:style-name="T182"/></text:p>
            <text:p text:style-name="P52"><text:span text:style-name="T182">_________________________________</text:span></text:p>
            <text:p text:style-name="P52"><text:span text:style-name="T182"/></text:p>
            <text:p text:style-name="P52"><text:span text:style-name="T182"/></text:p>
            <text:p text:style-name="P52"><text:span text:style-name="T182">By:_______________________________</text:span></text:p>
            <text:p text:style-name="P52"><text:span text:style-name="T182">Name:____________________________</text:span></text:p>
            <text:p text:style-name="P52"><text:span text:style-name="T182">Title:_____________________________</text:span></text:p>
            <text:p text:style-name="P52"><text:span text:style-name="T182">Date:_____________________________</text:span><text:span text:style-name="T183"/></text:p>
          </table:table-cell>
        </table:table-row>
      </table:table>
      <text:p text:style-name="P54"><text:span text:style-name="T184"/></text:p>
      <text:p text:style-name="P54"><text:span text:style-name="T184"/></text:p>
      <text:list text:style-name="L55">
        <text:list-item>
          <text:p text:style-name="P55"><text:span text:style-name="T185"><text:s/></text:span></text:p>
        </text:list-item>
        <text:list-item>
          <text:p text:style-name="P55"><text:span text:style-name="T186">Exhibit A</text:span></text:p>
        </text:list-item>
      </text:list>
      <text:p text:style-name="P56"><text:span text:style-name="T186">Support Services</text:span></text:p>
      <text:p text:style-name="P57"><text:span text:style-name="T187"/></text:p>
      <text:p text:style-name="P57"><text:span text:style-name="T187"/></text:p>
      <text:p text:style-name="P57"><text:span text:style-name="T187"/></text:p>
      <text:p text:style-name="P57"><text:span text:style-name="T187"/></text:p>
      <text:p text:style-name="P57"><text:span text:style-name="T187"/></text:p>
      <text:p text:style-name="P57"><text:span text:style-name="T187"/></text:p>
      <text:p text:style-name="P57"><text:span text:style-name="T187"/></text:p>
      <text:p text:style-name="P57"><text:span text:style-name="T187"/></text:p>
      <text:p text:style-name="P57"><text:span text:style-name="T187"/></text:p>
      <text:p text:style-name="P57"><text:span text:style-name="T187"/></text:p>
      <text:p text:style-name="P57"><text:span text:style-name="T187"/></text:p>
      <text:list text:style-name="L58">
        <text:list-item>
          <text:p text:style-name="P58"><text:span text:style-name="T188"><text:s/></text:span></text:p>
        </text:list-item>
        <text:list-item>
          <text:p text:style-name="P58"><text:span text:style-name="T189">Exhibit B</text:span></text:p>
        </text:list-item>
      </text:list>
      <text:p text:style-name="P59"><text:span text:style-name="T189">Training Services</text:span></text:p>
      <text:p text:style-name="P60"><text:span text:style-name="T19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